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5cm" fo:min-width="27.2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1.898cm" fo:min-width="27.148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5cm" fo:min-width="27.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7.85cm" fo:min-width="6.2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7.95cm" fo:min-width="6.4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7.95cm" fo:min-width="6.1cm"/>
    </style:style>
    <style:style style:name="gr8" style:family="graphic" style:parent-style-name="standard">
      <style:graphic-properties draw:stroke="none" svg:stroke-color="#000000" draw:fill="none" draw:fill-color="#ffffff" fo:min-height="3.3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1.55cm" fo:min-width="4.8cm"/>
    </style:style>
    <style:style style:name="gr11" style:family="graphic" style:parent-style-name="standard">
      <style:graphic-properties svg:stroke-color="#000000" draw:fill-color="#999999" draw:textarea-horizontal-align="justify" draw:textarea-vertical-align="middle" draw:auto-grow-height="false" fo:min-height="1.45cm" fo:min-width="3.1cm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 fo:min-height="1.45cm" fo:min-width="3.2cm"/>
    </style:style>
    <style:style style:name="gr13" style:family="graphic" style:parent-style-name="standard">
      <style:graphic-properties svg:stroke-color="#000000" draw:fill-color="#999999" draw:textarea-horizontal-align="justify" draw:textarea-vertical-align="middle" draw:auto-grow-height="false" fo:min-height="1.55cm" fo:min-width="6.3cm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1.15cm" fo:min-width="1.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16cm" fo:min-width="27.1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16cm" fo:min-width="27.166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666666" draw:textarea-horizontal-align="justify" draw:textarea-vertical-align="middle" draw:auto-grow-height="false" fo:min-height="10.25cm" fo:min-width="5.3cm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10.25cm" fo:min-width="6.7cm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8.85cm" fo:min-width="8.7cm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9.35cm" fo:min-width="7.6cm"/>
    </style:style>
    <style:style style:name="gr21" style:family="graphic" style:parent-style-name="standard">
      <style:graphic-properties svg:stroke-color="#000000" draw:fill-color="#ff9900" draw:textarea-horizontal-align="justify" draw:textarea-vertical-align="middle" draw:auto-grow-height="false" fo:min-height="10.15cm" fo:min-width="11.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666666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cccccc"/>
      <style:paragraph-properties fo:text-align="start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ff99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ueil" draw:style-name="dp1" draw:master-page-name="Standard">
        <draw:custom-shape draw:style-name="gr1" draw:text-style-name="P2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5" draw:text-style-name="P6" draw:layer="layout" svg:width="6.7cm" svg:height="8.1cm" svg:x="4.7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cm" svg:height="8.2cm" svg:x="11.9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6cm" svg:height="8.2cm" svg:x="19.3cm" svg:y="7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2cm" svg:height="3.6cm" svg:x="6cm" svg:y="9.5cm">
          <draw:text-box>
            <text:p>PRODUIT 1</text:p>
          </draw:text-box>
        </draw:frame>
        <draw:frame draw:style-name="gr9" draw:text-style-name="P7" draw:layer="layout" svg:width="4.7cm" svg:height="1.1cm" svg:x="13.2cm" svg:y="9.6cm">
          <draw:text-box>
            <text:p>PRODUIT 2</text:p>
          </draw:text-box>
        </draw:frame>
        <draw:frame draw:style-name="gr4" draw:text-style-name="P7" draw:layer="layout" svg:width="4.5cm" svg:height="1.2cm" svg:x="20.5cm" svg:y="9.4cm">
          <draw:text-box>
            <text:p>PRODUIT 3</text:p>
          </draw:text-box>
        </draw:frame>
        <draw:custom-shape draw:style-name="gr10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6cm" svg:height="1.7cm" svg:x="24.5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7cm" svg:height="1.7cm" svg:x="24.5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  <draw:page draw:name="Page produits" draw:style-name="dp1" draw:master-page-name="Standard">
        <draw:custom-shape draw:style-name="gr15" draw:text-style-name="P10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12" draw:text-style-name="P8" draw:layer="layout" svg:width="3.7cm" svg:height="1.7cm" svg:x="24.6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6cm" svg:height="1.7cm" svg:x="24.6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8cm" svg:height="10.5cm" svg:x="4.9cm" svg:y="6.1cm">
          <text:p text:style-name="P4">PRODUIT 1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7.2cm" svg:height="10.5cm" svg:x="11.7cm" svg:y="5.7cm">
          <text:p text:style-name="P4">PRODUIT 2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8cm" svg:height="10.5cm" svg:x="19.9cm" svg:y="6.1cm">
          <text:p text:style-name="P4">PRODUIT 3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  <draw:page draw:name="Contact" draw:style-name="dp1" draw:master-page-name="Standard">
        <draw:custom-shape draw:style-name="gr15" draw:text-style-name="P10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12" draw:text-style-name="P8" draw:layer="layout" svg:width="3.7cm" svg:height="1.7cm" svg:x="24.6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6cm" svg:height="1.7cm" svg:x="24.6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9.2cm" svg:height="9.1cm" svg:x="5.3cm" svg:y="6.1cm">
          <text:p text:style-name="P4">COORDONNéES 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  <draw:page draw:name="Prez Entreprise" draw:style-name="dp1" draw:master-page-name="Standard">
        <draw:custom-shape draw:style-name="gr15" draw:text-style-name="P10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12" draw:text-style-name="P8" draw:layer="layout" svg:width="3.7cm" svg:height="1.7cm" svg:x="24.6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6cm" svg:height="1.7cm" svg:x="24.6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1cm" svg:height="9.6cm" svg:x="5.4cm" svg:y="6.1cm">
          <text:p text:style-name="P4">PRESENTATION </text:p>
          <text:p text:style-name="P4">ENTREPRISE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2.2cm" svg:height="10.4cm" svg:x="15.9cm" svg:y="6.1cm">
          <text:p text:style-name="P4">Google Maps 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26:38.050985819</meta:creation-date>
    <dc:date>2017-03-08T09:36:54.212419330</dc:date>
    <meta:editing-duration>PT37M20S</meta:editing-duration>
    <meta:editing-cycles>9</meta:editing-cycles>
    <meta:generator>LibreOffice/5.1.6.2$Linux_X86_64 LibreOffice_project/10m0$Build-2</meta:generator>
    <meta:document-statistic meta:object-count="48"/>
  </office:meta>
</office:document-meta>
</file>